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table:number-columns-repeated="2"/>
          <table:table-cell table:style-name="ce6"/>
          <table:table-cell office:value-type="string" calcext:value-type="string">
            <text:p>sp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table:style-name="Default"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table:style-name="Default"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table:style-name="ce5"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9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3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3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3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Cherubi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ce6"/>
          <table:table-cell office:value-type="string" calcext:value-type="string">
            <text:p>sp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3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sp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Groudon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/>
          <table:table-cell office:value-type="string" calcext:value-type="string">
            <text:p>sp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/>
          <table:table-cell office:value-type="string" calcext:value-type="string">
            <text:p>sp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3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Slowpok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table:style-name="Default" office:value-type="string" calcext:value-type="string">
            <text:p>Pupitar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Abso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kuhit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Bronzor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Chingl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oltre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bsol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Bronzor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ricket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ian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3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ewtwo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3" office:value-type="string" calcext:value-type="string">
            <text:p>Zub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table:style-name="ce3" office:value-type="string" calcext:value-type="string">
            <text:p>Golduc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Ledyba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63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8T20:42:36.575310749</dc:date>
    <meta:editing-duration>P1DT19H24M25S</meta:editing-duration>
    <meta:editing-cycles>277</meta:editing-cycles>
    <meta:generator>LibreOffice/7.3.7.2$Linux_X86_64 LibreOffice_project/30$Build-2</meta:generator>
    <meta:document-statistic meta:table-count="1" meta:cell-count="12843" meta:object-count="0"/>
  </office:meta>
</office:document-meta>
</file>